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39cf" officeooo:paragraph-rsid="000e39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e39cf" officeooo:paragraph-rsid="000e39c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a18f" officeooo:paragraph-rsid="000fa18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262d" officeooo:paragraph-rsid="0011262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32112" officeooo:paragraph-rsid="0013211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32112" officeooo:paragraph-rsid="0014d5d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d5d2" officeooo:paragraph-rsid="0015a86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a86a" officeooo:paragraph-rsid="0015a86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32112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Preformatted_20_Text">
      <style:paragraph-properties fo:text-align="start" style:justify-single-word="false"/>
      <style:text-properties fo:font-weight="normal" officeooo:rsid="000e39cf" officeooo:paragraph-rsid="000e39cf" style:font-weight-asian="normal" style:font-weight-complex="normal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weight="normal" officeooo:rsid="00132112" style:font-weight-asian="normal" style:font-weight-complex="normal"/>
    </style:style>
    <style:style style:name="T2" style:family="text">
      <style:text-properties officeooo:rsid="0011262d"/>
    </style:style>
    <style:style style:name="T3" style:family="text">
      <style:text-properties officeooo:rsid="00132112"/>
    </style:style>
    <style:style style:name="T4" style:family="text">
      <style:text-properties officeooo:rsid="0014d5d2"/>
    </style:style>
    <style:style style:name="T5" style:family="text">
      <style:text-properties officeooo:rsid="0015a86a"/>
    </style:style>
    <style:style style:name="T6" style:family="text">
      <style:text-properties officeooo:rsid="0016f62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ivi TP2</text:p>
      <text:p text:style-name="P1"/>
      <text:p text:style-name="P2">1.1</text:p>
      <text:p text:style-name="P2"/>
      <text:p text:style-name="P2">Attention à bien faire concorder le port indiquer dans le httpd conf et sur l'adresse URL.(Par défaut c'est port 80)</text:p>
      <text:p text:style-name="P1"/>
      <text:p text:style-name="P2">1.2</text:p>
      <text:p text:style-name="P2"/>
      <text:p text:style-name="P2">Dans les logs, y'a les logs d'accès et d'erreurs qui répertorient les tentatives d'accès dont celles qui se sont soldées par un échec de connexion</text:p>
      <text:p text:style-name="P2"/>
      <text:p text:style-name="P2">2.3</text:p>
      <text:p text:style-name="P2"/>
      <text:p text:style-name="P12"><text:bookmark text:name="line1"/>&lt;form action="<text:a xlink:type="simple" xlink:href="view-source:http://localhost:8080/cgi-bin/fping" text:style-name="Internet_20_link" text:visited-style-name="Visited_20_Internet_20_Link">cgi-bin/fping</text:a>" method="GET"&gt;</text:p>
      <text:p text:style-name="Preformatted_20_Text"><text:bookmark text:name="line9"/><text:s text:c="6"/>&lt;input type="text" name="addr"&gt;</text:p>
      <text:p text:style-name="P13"><text:bookmark text:name="line10"/><text:s text:c="6"/>&lt;input type="submit" value="valider"&gt;</text:p>
      <text:p text:style-name="P3">Pas bien compris <text:line-break/><text:line-break/>killall httpd</text:p>
      <text:p text:style-name="P3"/>
      <text:p text:style-name="P3">3.1</text:p>
      <text:p text:style-name="P3"/>
      <text:p text:style-name="P3">Pour tester hôte virtuels, on change localhost en ensipc160 (160 dans mon cas) qui a été déclaré comme virtualhost. Du coup<text:line-break/><text:line-break/><text:a xlink:type="simple" xlink:href="http://ensipc160:8080/index.html" text:style-name="Internet_20_link" text:visited-style-name="Visited_20_Internet_20_Link">http://ensipc160:8080/index.html</text:a><text:line-break/><text:line-break/>Et faut veiller à avoir un document qui s'appelle index.html dans le directory www/ensipc160.<text:line-break/><text:span text:style-name="T2">Le nom du serveur est défini dans la définition de VirtualHost.</text:span></text:p>
      <text:p text:style-name="P3"/>
      <text:p text:style-name="P4"><text:s/>&lt;VirtualHost *:8080&gt;</text:p>
      <text:p text:style-name="P4"><text:s text:c="2"/>4 <text:s text:c="2"/>## Deuxième hote virtuel : la directive ServerName indique par quel</text:p>
      <text:p text:style-name="P4"><text:s text:c="2"/>3 <text:s text:c="2"/>## nom on y accèdera, DocumentRoot indique le répertoire où trouver</text:p>
      <text:p text:style-name="P4"><text:s text:c="2"/>2 <text:s text:c="2"/>## les fichiers HTML du site web correspondant.</text:p>
      <text:p text:style-name="P4"><text:s text:c="2"/>1 <text:s text:c="3"/>ServerName ensipc160</text:p>
      <text:p text:style-name="P4">440 <text:s text:c="3"/>DocumentRoot "${HOME}/www/ensipc160"</text:p>
      <text:p text:style-name="P4"><text:s text:c="2"/>1 <text:s/>&lt;/VirtualHost&gt;</text:p>
      <text:p text:style-name="P4"/>
      <text:p text:style-name="P4"/>
      <text:p text:style-name="P4">Et on l'indique en début d'URL.</text:p>
      <text:p text:style-name="P4"/>
      <text:p text:style-name="P4">3.2 Non lo so</text:p>
      <text:p text:style-name="P4"/>
      <text:p text:style-name="P4">4.1.2 Non lo so<text:line-break/><text:line-break/><text:span text:style-name="T3">4.2.3</text:span></text:p>
      <text:p text:style-name="P4"/>
      <text:p text:style-name="P5"><text:a xlink:type="simple" xlink:href="http://localhost:8080/logfiles/" text:style-name="Internet_20_link" text:visited-style-name="Visited_20_Internet_20_Link">http://localhost:8080/logfiles/</text:a></text:p>
      <text:p text:style-name="P5"/>
      <text:p text:style-name="P9"><text:span text:style-name="T1">On voit <text:line-break/><text:line-break/></text:span><text:soft-page-break/><text:a xlink:type="simple" xlink:href="http://localhost:8080/" text:style-name="Internet_20_link" text:visited-style-name="Visited_20_Internet_20_Link">Parent Directory</text:a> </text:p>
      <text:list xml:id="list5162656202260493588" text:style-name="L1">
        <text:list-item>
          <text:p text:style-name="P11"><text:a xlink:type="simple" xlink:href="http://localhost:8080/logfiles/.empty" text:style-name="Internet_20_link" text:visited-style-name="Visited_20_Internet_20_Link">.empty</text:a> </text:p>
        </text:list-item>
        <text:list-item>
          <text:p text:style-name="P11"><text:a xlink:type="simple" xlink:href="http://localhost:8080/logfiles/access_log" text:style-name="Internet_20_link" text:visited-style-name="Visited_20_Internet_20_Link">access_log</text:a> </text:p>
        </text:list-item>
        <text:list-item>
          <text:p text:style-name="P10"><text:a xlink:type="simple" xlink:href="http://localhost:8080/logfiles/error_log" text:style-name="Internet_20_link" text:visited-style-name="Visited_20_Internet_20_Link">error_log</text:a> </text:p>
        </text:list-item>
      </text:list>
      <text:p text:style-name="P6"><text:line-break/>Le parent directory est localhost:8080/<text:line-break/><text:line-break/>4.3.4 Non lo so<text:line-break/><text:line-break/><text:span text:style-name="T4">6.1.1 Il figure les fingerprints SHA-256 et SHA1<text:line-break/><text:line-break/>B9:B1:8C:BF:6F:8B:B4:F1:05:C8:0D:63:E0:C4:E8:8B:E6:6F:6B:58:2F:C7:C5:ED:E8:7F:3A:E7:6F:79:D5:D9</text:span></text:p>
      <text:p text:style-name="P6"/>
      <text:p text:style-name="P7">4F:94:27:6A:36:19:A7:A3:BB:8B:13:07:85:58:72:B8:06:E0:B4:9A<text:line-break/><text:span text:style-name="T5">Pour voir les clefs publiques → Details et descendre.</text:span></text:p>
      <text:p text:style-name="P7"/>
      <text:p text:style-name="P7"><text:line-break/>Le certificat dure un jour<text:line-break/><text:line-break/>Le CNRS l'a attribué</text:p>
      <text:p text:style-name="P7"/>
      <text:p text:style-name="P8">6.5 The owner of localhost has configured their website improperly. To protect your information from being stolen, Firefox has not connected to this website.<text:line-break/><text:line-break/>6 mois avant que cookies ne soient effacés<text:line-break/><text:line-break/><text:line-break/><text:span text:style-name="T6">Requête “OK” pour dire ouais je t'ai mis le cookie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 Depreux</meta:initial-creator>
    <meta:creation-date>2018-03-02T14:23:31.903393661</meta:creation-date>
    <meta:generator>LibreOffice/5.0.6.2$Linux_X86_64 LibreOffice_project/00$Build-2</meta:generator>
    <dc:date>2018-03-02T16:16:40.034547008</dc:date>
    <dc:creator>Remi Depreux</dc:creator>
    <meta:editing-duration>PT6M17S</meta:editing-duration>
    <meta:editing-cycles>1</meta:editing-cycles>
    <meta:document-statistic meta:table-count="0" meta:image-count="0" meta:object-count="0" meta:page-count="2" meta:paragraph-count="31" meta:word-count="260" meta:character-count="1837" meta:non-whitespace-character-count="1555"/>
  </office:meta>
</office:document-meta>
</file>